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1.87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201.8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risc_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 bits used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subtraction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07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07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shift_righ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with sign extens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extrac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single bit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E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E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office:value-type="string" calcext:value-type="string">
            <text:p>add_add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three registers and one immediate operand, optional sign change</text:p>
          </table:table-cell>
        </table:table-row>
        <table:table-row table:style-name="ro1">
          <table:table-cell office:value-type="string" calcext:value-type="string">
            <text:p>add_add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four operands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16-bit sign extended constant from register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verse 16-bit sign extended constant from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div_ex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r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revers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set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t all bits except one</text:p>
          </table:table-cell>
        </table:table-row>
        <table:table-row table:style-name="ro1">
          <table:table-cell office:value-type="string" calcext:value-type="string">
            <text:p>clear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64-bit vector elements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truth_ta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four inputs, given by truth table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OP3 bits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OP3 bits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OP3 bits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move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ditional move and store</text:p>
          </table:table-cell>
        </table:table-row>
        <table:table-row table:style-name="ro1">
          <table:table-cell office:value-type="string" calcext:value-type="string">
            <text:p>move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ditional move and store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add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two vectors, store result to memory</text:p>
          </table:table-cell>
        </table:table-row>
        <table:table-row table:style-name="ro1">
          <table:table-cell office:value-type="string" calcext:value-type="string">
            <text:p>add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two vectors, store result to memory</text:p>
          </table:table-cell>
        </table:table-row>
        <table:table-row table:style-name="ro1">
          <table:table-cell office:value-type="string" calcext:value-type="string">
            <text:p>add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two vectors, store result to memory</text:p>
          </table:table-cell>
        </table:table-row>
        <table:table-row table:style-name="ro1">
          <table:table-cell office:value-type="string" calcext:value-type="string">
            <text:p>add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two vectors, store result to memory</text:p>
          </table:table-cell>
        </table:table-row>
        <table:table-row table:style-name="ro1">
          <table:table-cell office:value-type="string" calcext:value-type="string">
            <text:p>sub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two vectors, store result to memory</text:p>
          </table:table-cell>
        </table:table-row>
        <table:table-row table:style-name="ro1">
          <table:table-cell office:value-type="string" calcext:value-type="string">
            <text:p>sub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two vectors, store result to memory</text:p>
          </table:table-cell>
        </table:table-row>
        <table:table-row table:style-name="ro1">
          <table:table-cell office:value-type="string" calcext:value-type="string">
            <text:p>sub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two vectors, store result to memory</text:p>
          </table:table-cell>
        </table:table-row>
        <table:table-row table:style-name="ro1">
          <table:table-cell office:value-type="string" calcext:value-type="string">
            <text:p>sub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two vectors, store result to memory</text:p>
          </table:table-cell>
        </table:table-row>
        <table:table-row table:style-name="ro1">
          <table:table-cell office:value-type="string" calcext:value-type="string">
            <text:p>mul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two vectors, store result to memory</text:p>
          </table:table-cell>
        </table:table-row>
        <table:table-row table:style-name="ro1">
          <table:table-cell office:value-type="string" calcext:value-type="string">
            <text:p>mul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two vectors, store result to memory</text:p>
          </table:table-cell>
        </table:table-row>
        <table:table-row table:style-name="ro1">
          <table:table-cell office:value-type="string" calcext:value-type="string">
            <text:p>mul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two vectors, store result to memory</text:p>
          </table:table-cell>
        </table:table-row>
        <table:table-row table:style-name="ro1">
          <table:table-cell office:value-type="string" calcext:value-type="string">
            <text:p>mul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two vectors, store result to memory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1" office:value-type="string" calcext:value-type="string">
            <text:p>sub_sign_jmp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sign_jmpz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_sign_jmp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sign_jmpz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unsign_jmp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unsign_jmp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sub_unsign_jmpnz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not zero or borrow</text:p>
          </table:table-cell>
        </table:table-row>
        <table:table-row table:style-name="ro1">
          <table:table-cell table:style-name="ce1" office:value-type="string" calcext:value-type="string">
            <text:p>sub_unsign_jmpz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zero or borrow</text:p>
          </table:table-cell>
        </table:table-row>
        <table:table-row table:style-name="ro1">
          <table:table-cell table:style-name="ce1" office:value-type="string" calcext:value-type="string">
            <text:p>sub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_sign_jmpov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sign_jmpnov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add_sign_jmp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sign_jmpz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sign_jmp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sign_jmpz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unsign_jmp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unsign_jmp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add_unsign_jmpn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zero or carry</text:p>
          </table:table-cell>
        </table:table-row>
        <table:table-row table:style-name="ro1">
          <table:table-cell table:style-name="ce1" office:value-type="string" calcext:value-type="string">
            <text:p>add_unsign_jmp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zero or carry</text:p>
          </table:table-cell>
        </table:table-row>
        <table:table-row table:style-name="ro1">
          <table:table-cell table:style-name="ce1" office:value-type="string" calcext:value-type="string">
            <text:p>cmp_float_jmp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mp_float_jmpfin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table:style-name="ce1" office:value-type="string" calcext:value-type="string">
            <text:p>cmp_float_jmpsub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subnormal</text:p>
          </table:table-cell>
        </table:table-row>
        <table:table-row table:style-name="ro1">
          <table:table-cell table:style-name="ce1" office:value-type="string" calcext:value-type="string">
            <text:p>cmp_float_jmpnsub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subnormal</text:p>
          </table:table-cell>
        </table:table-row>
        <table:table-row table:style-name="ro1">
          <table:table-cell table:style-name="ce1" office:value-type="string" calcext:value-type="string">
            <text:p>add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_sign_jmpov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sign_jmpnov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office:value-type="string" calcext:value-type="string">
            <text:p>shift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add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jmp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add_jmp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table:style-name="ce1" office:value-type="string" calcext:value-type="string">
            <text:p>cmp_sign_jmp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mp_sign_jmp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mp_sign_jmp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mp_sign_jmp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mp_unsign_jmp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mp_unsign_jmp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mp_unsign_jmp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mp_unsign_jmp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mp_float_jmpun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nan</text:p>
          </table:table-cell>
        </table:table-row>
        <table:table-row table:style-name="ro1">
          <table:table-cell table:style-name="ce1" office:value-type="string" calcext:value-type="string">
            <text:p>cmp_float_jmp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nan</text:p>
          </table:table-cell>
        </table:table-row>
        <table:table-row table:style-name="ro1">
          <table:table-cell office:value-type="string" calcext:value-type="string">
            <text:p>cmp_float_jmpin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at least one operand is +/- infinite</text:p>
          </table:table-cell>
        </table:table-row>
        <table:table-row table:style-name="ro1">
          <table:table-cell office:value-type="string" calcext:value-type="string">
            <text:p>cmp_float_jmpnin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+/- infinite</text:p>
          </table:table-cell>
        </table:table-row>
        <table:table-row table:style-name="ro1">
          <table:table-cell table:style-name="ce1" office:value-type="string" calcext:value-type="string">
            <text:p>cmp_jmp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office:value-type="string" calcext:value-type="string">
            <text:p>cmp_jmp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office:value-type="string" calcext:value-type="string">
            <text:p>test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not zero</text:p>
          </table:table-cell>
        </table:table-row>
        <table:table-row table:style-name="ro1">
          <table:table-cell office:value-type="string" calcext:value-type="string">
            <text:p>test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zero</text:p>
          </table:table-cell>
        </table:table-row>
        <table:table-row table:style-name="ro1">
          <table:table-cell office:value-type="string" calcext:value-type="string">
            <text:p>and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or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xor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office:value-type="string" calcext:value-type="string">
            <text:p>xor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  <table:table-row table:style-name="ro1">
          <table:table-cell office:value-type="string" calcext:value-type="string">
            <text:p>testbit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bit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, use vector registers</text:p>
          </table:table-cell>
        </table:table-row>
        <table:table-row table:style-name="ro1">
          <table:table-cell office:value-type="string" calcext:value-type="string">
            <text:p>testbit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, use vector register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mp_unsigned_trap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-00-0000</text:date>, <text:time style:data-style-name="N2" text:time-value="08:17:38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5T08:28:34.102000000</dc:date>
    <meta:editing-duration>PT13H14M12S</meta:editing-duration>
    <meta:editing-cycles>60</meta:editing-cycles>
    <meta:generator>LibreOffice/5.0.5.2$Windows_x86 LibreOffice_project/55b006a02d247b5f7215fc6ea0fde844b30035b3</meta:generator>
    <meta:document-statistic meta:table-count="1" meta:cell-count="4120" meta:object-count="0"/>
    <meta:user-defined meta:name="qrichtext">1</meta:user-defined>
  </office:meta>
</office:document-meta>
</file>